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0d3f09" officeooo:paragraph-rsid="000d3f09"/>
    </style:style>
    <style:style style:name="P3" style:family="paragraph" style:parent-style-name="Heading_20_1">
      <style:paragraph-properties fo:break-before="page"/>
      <style:text-properties officeooo:rsid="000ed5fb" officeooo:paragraph-rsid="000ed5fb"/>
    </style:style>
    <style:style style:name="P4" style:family="paragraph" style:parent-style-name="Contents_20_1">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4.504cm" style:type="right" style:leader-style="dotted" style:leader-text="."/>
        </style:tab-stops>
      </style:paragraph-properties>
    </style:style>
    <style:style style:name="P6" style:family="paragraph" style:parent-style-name="Text_20_body">
      <style:text-properties style:font-name="Times New Roman" officeooo:rsid="0007d225" officeooo:paragraph-rsid="0007d225"/>
    </style:style>
    <style:style style:name="P7" style:family="paragraph" style:parent-style-name="Text_20_body">
      <style:text-properties style:font-name="Times New Roman" officeooo:rsid="0008b598" officeooo:paragraph-rsid="0008b598"/>
    </style:style>
    <style:style style:name="P8" style:family="paragraph" style:parent-style-name="Text_20_body">
      <style:text-properties officeooo:paragraph-rsid="000d3f09"/>
    </style:style>
    <style:style style:name="P9" style:family="paragraph" style:parent-style-name="Text_20_body">
      <style:text-properties officeooo:rsid="000ed5fb" officeooo:paragraph-rsid="0008b598"/>
    </style:style>
    <style:style style:name="P10" style:family="paragraph" style:parent-style-name="Text_20_body">
      <style:text-properties officeooo:paragraph-rsid="000ed5fb"/>
    </style:style>
    <style:style style:name="P11" style:family="paragraph" style:parent-style-name="Text_20_body">
      <style:text-properties officeooo:paragraph-rsid="00116aae"/>
    </style:style>
    <style:style style:name="P12" style:family="paragraph" style:parent-style-name="Heading_20_4">
      <style:text-properties officeooo:rsid="000ed5fb" officeooo:paragraph-rsid="000ed5fb"/>
    </style:style>
    <style:style style:name="P13" style:family="paragraph" style:parent-style-name="Heading_20_4">
      <style:text-properties officeooo:rsid="00116aae" officeooo:paragraph-rsid="00116aae"/>
    </style:style>
    <style:style style:name="T1" style:family="text">
      <style:text-properties officeooo:rsid="0008b598"/>
    </style:style>
    <style:style style:name="T2" style:family="text">
      <style:text-properties officeooo:rsid="0008e1f9"/>
    </style:style>
    <style:style style:name="T3" style:family="text">
      <style:text-properties officeooo:rsid="0010abc2"/>
    </style:style>
    <style:style style:name="T4" style:family="text">
      <style:text-properties officeooo:rsid="0012572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06_1292738027" text:style-name="Index_20_Link" text:visited-style-name="Index_20_Link">Introduction<text:tab/>2</text:a></text:p>
          <text:p text:style-name="P4"><text:a xlink:type="simple" xlink:href="#__RefHeading___Toc18_1795511672" text:style-name="Index_20_Link" text:visited-style-name="Index_20_Link">Le Moteur 3D en JNI<text:tab/>3</text:a></text:p>
          <text:p text:style-name="P5"><text:a xlink:type="simple" xlink:href="#__RefHeading___Toc20_1795511672" text:style-name="Index_20_Link" text:visited-style-name="Index_20_Link">Pourquoi utiliser le NDK ?<text:tab/>3</text:a></text:p>
          <text:p text:style-name="P5"><text:a xlink:type="simple" xlink:href="#__RefHeading___Toc22_1795511672" text:style-name="Index_20_Link" text:visited-style-name="Index_20_Link">Le mode de rendu<text:tab/>3</text:a></text:p>
          <text:p text:style-name="P5"><text:a xlink:type="simple" xlink:href="#__RefHeading___Toc24_1795511672" text:style-name="Index_20_Link" text:visited-style-name="Index_20_Link">Pourquoi pas de lumière ?<text:tab/>3</text:a></text:p>
          <text:p text:style-name="P5"><text:a xlink:type="simple" xlink:href="#__RefHeading___Toc26_1795511672" text:style-name="Index_20_Link" text:visited-style-name="Index_20_Link">Les shaders en OpenGL ES 2.0<text:tab/>3</text:a></text:p>
          <text:p text:style-name="P4"><text:a xlink:type="simple" xlink:href="#__RefHeading___Toc28_1795511672" text:style-name="Index_20_Link" text:visited-style-name="Index_20_Link">L’application en JAVA<text:tab/>4</text:a></text:p>
          <text:p text:style-name="P5"><text:a xlink:type="simple" xlink:href="#__RefHeading___Toc30_1795511672" text:style-name="Index_20_Link" text:visited-style-name="Index_20_Link">Interfaçage avec les classes JNI<text:tab/>4</text:a></text:p>
          <text:p text:style-name="P5"><text:a xlink:type="simple" xlink:href="#__RefHeading___Toc32_1795511672" text:style-name="Index_20_Link" text:visited-style-name="Index_20_Link">Le système du jeu<text:tab/>4</text:a></text:p>
          <text:p text:style-name="P5"><text:a xlink:type="simple" xlink:href="#__RefHeading___Toc34_1795511672" text:style-name="Index_20_Link" text:visited-style-name="Index_20_Link">Les préférences<text:tab/>4</text:a></text:p>
          <text:p text:style-name="P5"><text:a xlink:type="simple" xlink:href="#__RefHeading___Toc36_1795511672" text:style-name="Index_20_Link" text:visited-style-name="Index_20_Link">La musique<text:tab/>4</text:a></text:p>
        </text:index-body>
      </text:table-of-content>
      <text:p text:style-name="Standard"/>
      <text:h text:style-name="P1" text:outline-level="1"><text:bookmark-start text:name="__RefHeading___Toc106_1292738027"/>Introduction<text:bookmark-end text:name="__RefHeading___Toc106_1292738027"/></text:h>
      <text:p text:style-name="P6">Et voici le rapport tant attendu de notre projet, dans le cadre de la validation du cours nous avons donc dû développer un casse-tête sur Android. Pour ce projet nous voulions pouvoir faire le faire en 3D, car cela nous permettrait de découvrir comment fonctionne le NDK pour pouvoir développer en <text:span text:style-name="T2">C/</text:span>C++ <text:span text:style-name="T1">et ainsi utiliser les fonctionnalités de la bibliothèque externe OpenGL ES 2.0.</text:span></text:p>
      <text:p text:style-name="P7">Le rapport sera constitué de 2 parties, la première concernera le moteur du jeu développé en JNI et la deuxième concernera le système du jeu qui est développé en Java. Nous avons séparé notre programme d’une telle façon<text:span text:style-name="T2">, car</text:span> <text:span text:style-name="T2">nous voulions séparer toutes les tâches bas niveau concernant la 3D dans JNI pour avoir une puissance de calculs optimale, mais garder les avantages de Java pour pouvoir créer le système du jeu.</text:span></text:p>
      <text:p text:style-name="P9"/>
      <text:p text:style-name="P9"/>
      <text:h text:style-name="P2" text:outline-level="1"><text:bookmark-start text:name="__RefHeading___Toc18_1795511672"/>Le Moteur 3D en JNI<text:bookmark-end text:name="__RefHeading___Toc18_1795511672"/></text:h>
      <text:p text:style-name="P8"/>
      <text:h text:style-name="P12" text:outline-level="4"><text:bookmark-start text:name="__RefHeading___Toc20_1795511672"/>Pourquoi utiliser le NDK ?<text:bookmark-end text:name="__RefHeading___Toc20_1795511672"/></text:h>
      <text:p text:style-name="P10"/>
      <text:h text:style-name="P12" text:outline-level="4"><text:bookmark-start text:name="__RefHeading___Toc22_1795511672"/>Le mode de rendu<text:bookmark-end text:name="__RefHeading___Toc22_1795511672"/></text:h>
      <text:p text:style-name="P10"/>
      <text:h text:style-name="P12" text:outline-level="4"><text:bookmark-start text:name="__RefHeading___Toc24_1795511672"/>Pourquoi pas de lumière ?<text:bookmark-end text:name="__RefHeading___Toc24_1795511672"/></text:h>
      <text:p text:style-name="P10"/>
      <text:h text:style-name="P12" text:outline-level="4"><text:bookmark-start text:name="__RefHeading___Toc26_1795511672"/>Les <text:span text:style-name="T4">S</text:span>haders <text:span text:style-name="T3">en OpenGL ES 2.0</text:span><text:bookmark-end text:name="__RefHeading___Toc26_1795511672"/></text:h>
      <text:h text:style-name="P3" text:outline-level="1"><text:bookmark-start text:name="__RefHeading___Toc28_1795511672"/>L’application en JAVA<text:bookmark-end text:name="__RefHeading___Toc28_1795511672"/></text:h>
      <text:p text:style-name="P10"/>
      <text:h text:style-name="P13" text:outline-level="4"><text:bookmark-start text:name="__RefHeading___Toc30_1795511672"/>Interfaçage avec les classes JNI<text:bookmark-end text:name="__RefHeading___Toc30_1795511672"/></text:h>
      <text:p text:style-name="P11"/>
      <text:h text:style-name="P13" text:outline-level="4"><text:bookmark-start text:name="__RefHeading___Toc32_1795511672"/>Le système du jeu<text:bookmark-end text:name="__RefHeading___Toc32_1795511672"/></text:h>
      <text:p text:style-name="P11"/>
      <text:h text:style-name="P13" text:outline-level="4"><text:bookmark-start text:name="__RefHeading___Toc34_1795511672"/>Les préférences<text:bookmark-end text:name="__RefHeading___Toc34_1795511672"/></text:h>
      <text:p text:style-name="P11"/>
      <text:h text:style-name="P13" text:outline-level="4"><text:bookmark-start text:name="__RefHeading___Toc36_1795511672"/>La musique<text:bookmark-end text:name="__RefHeading___Toc36_1795511672"/></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4:18:29.695000000</meta:creation-date>
    <dc:date>2015-12-21T15:29:07.375000000</dc:date>
    <meta:editing-duration>PT19M33S</meta:editing-duration>
    <meta:editing-cycles>9</meta:editing-cycles>
    <meta:generator>LibreOffice/4.4.5.2$Windows_x86 LibreOffice_project/a22f674fd25a3b6f45bdebf25400ed2adff0ff99</meta:generator>
    <meta:document-statistic meta:table-count="0" meta:image-count="0" meta:object-count="0" meta:page-count="4" meta:paragraph-count="25" meta:word-count="234" meta:character-count="1284" meta:non-whitespace-character-count="1075"/>
  </office:meta>
</office:document-meta>
</file>